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12" style:family="paragraph" style:parent-style-name="Standard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Times New Roman3" style:font-style-asian="normal" style:font-name-complex="Times New Roman3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9cm" draw:z-index="0"><draw:image xlink:href="../../odt/images/0088.png" xlink:type="simple" xlink:show="embed" xlink:actuate="onLoad"/></draw:frame></text:p>
          </table:table-cell>
          <table:table-cell table:style-name="Table1.B1" office:value-type="string">
            <text:h text:style-name="P4" text:outline-level="1">Ключ<text:span text:style-name="T1">-6(t)</text:span>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5cm" svg:height="1.319cm" draw:z-index="1"><draw:image xlink:href="../../odt/images/0088_in_scheme.png" xlink:type="simple" xlink:show="embed" xlink:actuate="onLoad"/></draw:frame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1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функцию управляемого ключа по алгоритму:</text:p>
            <text:p text:style-name="P10"><draw:frame draw:style-name="fr3" draw:name="Объект1" text:anchor-type="as-char" svg:width="6.355cm" svg:height="2.8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T8">где</text:span><text:span text:style-name="T8"><draw:frame draw:style-name="fr3" draw:name="Объект2" text:anchor-type="as-char" svg:width="1.055cm" svg:height="0.56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– вектор </text:span><text:span text:style-name="T6">входных </text:span><text:span text:style-name="T8">сигналов;</text:span></text:p>
            <text:p text:style-name="P5"><text:span text:style-name="T8"><draw:frame draw:style-name="fr3" draw:name="Объект3" text:anchor-type="as-char" svg:width="2.757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– вектор</text:span><text:span text:style-name="T6">ы</text:span><text:span text:style-name="T8"> </text:span><text:span text:style-name="T6">выходных сигналов на 1-ом и 2-ом выходном порте</text:span><text:span text:style-name="T8">;</text:span></text:p>
            <text:p text:style-name="P5"><text:span text:style-name="T8"><draw:frame draw:style-name="fr3" draw:name="Объект11" text:anchor-type="as-char" svg:width="0.854cm" svg:height="0.62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">– вектор выходных сигналов</text:span><text:span text:style-name="T6"> на 1-ом выходном порте при</text:span><text:span text:style-name="T6"><draw:frame draw:style-name="fr3" draw:name="Объект6" text:anchor-type="as-char" svg:width="1.434cm" svg:height="0.621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">;</text:span></text:p>
            <text:p text:style-name="P5"><text:span text:style-name="T6"><draw:frame draw:style-name="fr3" draw:name="Объект7" text:anchor-type="as-char" svg:width="0.863cm" svg:height="0.62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– вектор выходных сигналов на 2-ом выходном порте при</text:span><text:span text:style-name="T6"><draw:frame draw:style-name="fr3" draw:name="Объект5" text:anchor-type="as-char" svg:width="1.443cm" svg:height="0.621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6">.</text:span></text:p>
            <text:p text:style-name="P5"><text:span text:style-name="T7">Свойства</text:span>:</text:p>
            <text:list xml:id="list261227355280814145" text:style-name="L1">
              <text:list-item>
                <text:p text:style-name="P7">Уставка первого выхода – вектор<draw:frame draw:style-name="fr3" draw:name="Объект8" text:anchor-type="as-char" svg:width="0.845cm" svg:height="0.621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7">Уставка второго выхода – вектор<draw:frame draw:style-name="fr3" draw:name="Объект9" text:anchor-type="as-char" svg:width="0.854cm" svg:height="0.62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  </text:list-item>
              <text:list-item>
                <text:p text:style-name="P11"><text:span text:style-name="T5">Начальное значение 1-го выхода – вектор</text:span><text:span text:style-name="T5"><draw:frame draw:style-name="fr3" draw:name="Объект4" text:anchor-type="as-char" svg:width="0.854cm" svg:height="0.621cm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.</text:span></text:p>
              </text:list-item>
              <text:list-item>
                <text:p text:style-name="P11"><text:span text:style-name="T5">Начальное значение 2-го выхода – вектор</text:span><text:span text:style-name="T5"><draw:frame draw:style-name="fr3" draw:name="Объект10" text:anchor-type="as-char" svg:width="0.863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5">.</text:span></text:p>
              </text:list-item>
            </text:list>
            <text:p text:style-name="P5"><text:span text:style-name="T7">Примечания</text:span>:</text:p>
            <text:list xml:id="list6492281138129518919" text:style-name="L2">
              <text:list-item>
                <text:p text:style-name="P9">По умолчанию блок формирует <text:span text:style-name="T9">скалярные</text:span> выходные сигналы.</text:p>
              </text:list-item>
              <text:list-item>
                <text:p text:style-name="P8"><text:span text:style-name="T2">Именованные свойства </text:span><text:span text:style-name="T11">могут быть заданы </text:span><text:span text:style-name="T2">как </text:span><text:span text:style-name="T4">локальные</text:span><text:span text:style-name="T2"> переменные модели (или субмодели) во вкладке </text:span><text:span text:style-name="T4">Параметры,</text:span><text:span text:style-name="T2"> как </text:span><text:span text:style-name="T4">глобальные</text:span><text:span text:style-name="T2"> сигналы проекта при помощи пункта главного меню </text:span><text:span text:style-name="T10">Сервис</text:span><text:span text:style-name="T2"> </text:span><text:span text:style-name="T3">→</text:span><text:span text:style-name="T2"> </text:span><text:span text:style-name="T4">Сигналы,</text:span><text:span text:style-name="T2"> </text:span><text:span text:style-name="T11">или как </text:span><text:span text:style-name="T10">внешние</text:span><text:span text:style-name="T11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6(t)</dc:title>
    <dc:date>2014-12-01T11:15:29.60</dc:date>
    <meta:generator>OpenOffice/4.1.1$Win32 OpenOffice.org_project/411m6$Build-9775</meta:generator>
    <meta:editing-duration>PT6H40M52S</meta:editing-duration>
    <meta:editing-cycles>155</meta:editing-cycles>
    <meta:document-statistic meta:table-count="1" meta:image-count="2" meta:object-count="11" meta:page-count="1" meta:paragraph-count="20" meta:word-count="127" meta:character-count="79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10/content.xml><?xml version="1.0" encoding="utf-8"?>
<math xmlns="http://www.w3.org/1998/Math/MathML">
  <semantics>
    <mrow>
      <msub>
        <mi>T</mi>
        <mn>20</mn>
      </msub>
    </mrow>
    <annotation encoding="StarMath 5.0">T_20</annotation>
  </semantics>
</math>
</file>

<file path=Object 11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u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2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u_i(t), ~ если ~ t &lt;  T_{10,i}, #
alignl  Y_{10,i}, ~ если ~ t &gt;= T_{10,i};
}  right none
newline
y_{2,i}(t) = left lbrace stack{
alignl   u_i(t), ~ если ~ t &gt;=  T_{20,i}, #
alignl  Y_{20,i}, ~ если ~ t &lt;   T_{20,i};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5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6/content.xml><?xml version="1.0" encoding="utf-8"?>
<math xmlns="http://www.w3.org/1998/Math/MathML">
  <semantics>
    <mrow>
      <mrow>
        <mi>t</mi>
        <mo stretchy="false">≥</mo>
        <msub>
          <mi>T</mi>
          <mn>10</mn>
        </msub>
      </mrow>
    </mrow>
    <annotation encoding="StarMath 5.0">t&gt;=T_10</annotation>
  </semantics>
</math>
</file>

<file path=Object 7/content.xml><?xml version="1.0" encoding="utf-8"?>
<math xmlns="http://www.w3.org/1998/Math/MathML">
  <semantics>
    <mrow>
      <mrow>
        <mi>t</mi>
        <mo stretchy="false">&lt;</mo>
        <msub>
          <mi>T</mi>
          <mn>20</mn>
        </msub>
      </mrow>
    </mrow>
    <annotation encoding="StarMath 5.0">t&lt;T_20</annotation>
  </semantics>
</math>
</file>

<file path=Object 8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9/content.xml><?xml version="1.0" encoding="utf-8"?>
<math xmlns="http://www.w3.org/1998/Math/MathML">
  <semantics>
    <mrow>
      <msub>
        <mi>T</mi>
        <mn>10</mn>
      </msub>
    </mrow>
    <annotation encoding="StarMath 5.0">T_10</annotation>
  </semantics>
</math>
</file>